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9354in"/>
    </style:style>
    <style:style style:name="co2" style:family="table-column">
      <style:table-column-properties fo:break-before="auto" style:column-width="0.6528in"/>
    </style:style>
    <style:style style:name="co3" style:family="table-column">
      <style:table-column-properties fo:break-before="auto" style:column-width="0.3882in"/>
    </style:style>
    <style:style style:name="co4" style:family="table-column">
      <style:table-column-properties fo:break-before="auto" style:column-width="1.0937in"/>
    </style:style>
    <style:style style:name="co5" style:family="table-column">
      <style:table-column-properties fo:break-before="auto" style:column-width="1.0591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 tableooo:tab-color="#ffffff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office:value-type="string">
            <text:p>Jump Register</text:p>
          </table:table-cell>
          <table:table-cell office:value-type="string">
            <text:p>jr</text:p>
          </table:table-cell>
          <table:table-cell office:value-type="string">
            <text:p>R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000 1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Add</text:p>
          </table:table-cell>
          <table:table-cell office:value-type="string">
            <text:p>add</text:p>
          </table:table-cell>
          <table:table-cell office:value-type="string">
            <text:p>R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0010 0000</text:p>
          </table:table-cell>
          <table:table-cell table:number-columns-repeated="1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Add Unsigned</text:p>
          </table:table-cell>
          <table:table-cell office:value-type="string">
            <text:p>addu</text:p>
          </table:table-cell>
          <table:table-cell office:value-type="string">
            <text:p>R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0010 0001</text:p>
          </table:table-cell>
          <table:table-cell office:value-type="float" office:value="1000">
            <text:p>10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x48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Subtract</text:p>
          </table:table-cell>
          <table:table-cell office:value-type="string">
            <text:p>sub</text:p>
          </table:table-cell>
          <table:table-cell office:value-type="string">
            <text:p>R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0010 0010</text:p>
          </table:table-cell>
          <table:table-cell table:number-columns-repeated="1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Subtract Unsigned</text:p>
          </table:table-cell>
          <table:table-cell office:value-type="string">
            <text:p>sub</text:p>
          </table:table-cell>
          <table:table-cell office:value-type="string">
            <text:p>R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0010 0011</text:p>
          </table:table-cell>
          <table:table-cell table:number-columns-repeated="1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And</text:p>
          </table:table-cell>
          <table:table-cell office:value-type="string">
            <text:p>and</text:p>
          </table:table-cell>
          <table:table-cell office:value-type="string">
            <text:p>R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0010 0100</text:p>
          </table:table-cell>
          <table:table-cell table:number-columns-repeated="1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Or</text:p>
          </table:table-cell>
          <table:table-cell office:value-type="string">
            <text:p>or</text:p>
          </table:table-cell>
          <table:table-cell office:value-type="string">
            <text:p>R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string">
            <text:p>0010 0101</text:p>
          </table:table-cell>
          <table:table-cell table:number-columns-repeated="1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Xor</text:p>
          </table:table-cell>
          <table:table-cell office:value-type="string">
            <text:p>xor</text:p>
          </table:table-cell>
          <table:table-cell office:value-type="string">
            <text:p>R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0010 0110</text:p>
          </table:table-cell>
          <table:table-cell table:number-columns-repeated="1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R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string">
            <text:p>0010 0111</text:p>
          </table:table-cell>
          <table:table-cell table:number-columns-repeated="1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Set Less Than</text:p>
          </table:table-cell>
          <table:table-cell office:value-type="string">
            <text:p>slt</text:p>
          </table:table-cell>
          <table:table-cell office:value-type="string">
            <text:p>R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0010 1010</text:p>
          </table:table-cell>
          <table:table-cell table:number-columns-repeated="1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Set Less Than Unsigned</text:p>
          </table:table-cell>
          <table:table-cell office:value-type="string">
            <text:p>sltu</text:p>
          </table:table-cell>
          <table:table-cell office:value-type="string">
            <text:p>R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string">
            <text:p>0010 1011</text:p>
          </table:table-cell>
          <table:table-cell table:number-columns-repeated="1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Jump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office:value-type="float" office:value="2">
            <text:p>2</text:p>
          </table:table-cell>
          <table:table-cell office:value-type="string">
            <text:p>0000 0010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string">
            <text:p>0x8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Jump and Link</text:p>
          </table:table-cell>
          <table:table-cell office:value-type="string">
            <text:p>jal</text:p>
          </table:table-cell>
          <table:table-cell office:value-type="string">
            <text:p>J</text:p>
          </table:table-cell>
          <table:table-cell office:value-type="float" office:value="3">
            <text:p>3</text:p>
          </table:table-cell>
          <table:table-cell office:value-type="string">
            <text:p>0000 0011</text:p>
          </table:table-cell>
          <table:table-cell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Branch if Equal</text:p>
          </table:table-cell>
          <table:table-cell office:value-type="string">
            <text:p>beq</text:p>
          </table:table-cell>
          <table:table-cell office:value-type="string">
            <text:p>I</text:p>
          </table:table-cell>
          <table:table-cell office:value-type="float" office:value="4">
            <text:p>4</text:p>
          </table:table-cell>
          <table:table-cell office:value-type="string">
            <text:p>0000 01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x12</text:p>
          </table:table-cell>
          <table:table-cell table:number-columns-repeated="9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Branch if not Equal</text:p>
          </table:table-cell>
          <table:table-cell office:value-type="string">
            <text:p>beq</text:p>
          </table:table-cell>
          <table:table-cell office:value-type="string">
            <text:p>I</text:p>
          </table:table-cell>
          <table:table-cell office:value-type="float" office:value="5">
            <text:p>5</text:p>
          </table:table-cell>
          <table:table-cell office:value-type="string">
            <text:p>0000 0101</text:p>
          </table:table-cell>
          <table:table-cell/>
          <table:table-cell table:number-columns-repeated="14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Add Immediate</text:p>
          </table:table-cell>
          <table:table-cell office:value-type="string">
            <text:p>addi</text:p>
          </table:table-cell>
          <table:table-cell office:value-type="string">
            <text:p>I</text:p>
          </table:table-cell>
          <table:table-cell office:value-type="float" office:value="8">
            <text:p>8</text:p>
          </table:table-cell>
          <table:table-cell office:value-type="string">
            <text:p>0000 100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x600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Add Immediate Unsigned</text:p>
          </table:table-cell>
          <table:table-cell office:value-type="string">
            <text:p>addi</text:p>
          </table:table-cell>
          <table:table-cell office:value-type="string">
            <text:p>I</text:p>
          </table:table-cell>
          <table:table-cell office:value-type="float" office:value="9">
            <text:p>9</text:p>
          </table:table-cell>
          <table:table-cell office:value-type="string">
            <text:p>0000 1001</text:p>
          </table:table-cell>
          <table:table-cell/>
          <table:table-cell office:value-type="string">
            <text:p>0x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x680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Set Less Than Immediate</text:p>
          </table:table-cell>
          <table:table-cell office:value-type="string">
            <text:p>slti</text:p>
          </table:table-cell>
          <table:table-cell office:value-type="string">
            <text:p>I</text:p>
          </table:table-cell>
          <table:table-cell office:value-type="float" office:value="10">
            <text:p>10</text:p>
          </table:table-cell>
          <table:table-cell office:value-type="string">
            <text:p>0000 101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Set Less Than Immediate Unsigned</text:p>
          </table:table-cell>
          <table:table-cell office:value-type="string">
            <text:p>sltiu</text:p>
          </table:table-cell>
          <table:table-cell office:value-type="string">
            <text:p>I</text:p>
          </table:table-cell>
          <table:table-cell office:value-type="float" office:value="11">
            <text:p>11</text:p>
          </table:table-cell>
          <table:table-cell office:value-type="string">
            <text:p>0000 101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And Immediate</text:p>
          </table:table-cell>
          <table:table-cell office:value-type="string">
            <text:p>andi</text:p>
          </table:table-cell>
          <table:table-cell office:value-type="string">
            <text:p>I</text:p>
          </table:table-cell>
          <table:table-cell office:value-type="float" office:value="12">
            <text:p>12</text:p>
          </table:table-cell>
          <table:table-cell office:value-type="string">
            <text:p>0000 110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Or Immediate</text:p>
          </table:table-cell>
          <table:table-cell office:value-type="string">
            <text:p>ori</text:p>
          </table:table-cell>
          <table:table-cell office:value-type="string">
            <text:p>I</text:p>
          </table:table-cell>
          <table:table-cell office:value-type="float" office:value="13">
            <text:p>13</text:p>
          </table:table-cell>
          <table:table-cell office:value-type="string">
            <text:p>0000 1101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x630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Xor Immediate</text:p>
          </table:table-cell>
          <table:table-cell office:value-type="string">
            <text:p>xori</text:p>
          </table:table-cell>
          <table:table-cell office:value-type="string">
            <text:p>I</text:p>
          </table:table-cell>
          <table:table-cell office:value-type="float" office:value="14">
            <text:p>14</text:p>
          </table:table-cell>
          <table:table-cell office:value-type="string">
            <text:p>0000 111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Load Upper Immediate</text:p>
          </table:table-cell>
          <table:table-cell office:value-type="string">
            <text:p>lui</text:p>
          </table:table-cell>
          <table:table-cell office:value-type="string">
            <text:p>I</text:p>
          </table:table-cell>
          <table:table-cell office:value-type="float" office:value="15">
            <text:p>15</text:p>
          </table:table-cell>
          <table:table-cell office:value-type="string">
            <text:p>0000 1111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x0660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Halt</text:p>
          </table:table-cell>
          <table:table-cell office:value-type="string">
            <text:p>halt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0010 0000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string">
            <text:p>0x800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Load Word</text:p>
          </table:table-cell>
          <table:table-cell office:value-type="string">
            <text:p>lw</text:p>
          </table:table-cell>
          <table:table-cell office:value-type="string">
            <text:p>I</text:p>
          </table:table-cell>
          <table:table-cell office:value-type="float" office:value="35">
            <text:p>35</text:p>
          </table:table-cell>
          <table:table-cell office:value-type="string">
            <text:p>0010 001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x060c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Store Word</text:p>
          </table:table-cell>
          <table:table-cell office:value-type="string">
            <text:p>sw</text:p>
          </table:table-cell>
          <table:table-cell office:value-type="string">
            <text:p>I</text:p>
          </table:table-cell>
          <table:table-cell office:value-type="float" office:value="43">
            <text:p>43</text:p>
          </table:table-cell>
          <table:table-cell office:value-type="string">
            <text:p>0010 101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x30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string">
            <text:p>ALUop</text:p>
          </table:table-cell>
          <table:table-cell office:value-type="string">
            <text:p>ALUsrc</text:p>
          </table:table-cell>
          <table:table-cell office:value-type="string">
            <text:p>Bne</text:p>
          </table:table-cell>
          <table:table-cell office:value-type="string">
            <text:p>Branch</text:p>
          </table:table-cell>
          <table:table-cell office:value-type="string">
            <text:p>Bundle</text:p>
          </table:table-cell>
          <table:table-cell office:value-type="string">
            <text:p>Halt</text:p>
          </table:table-cell>
          <table:table-cell office:value-type="string">
            <text:p>Jal</text:p>
          </table:table-cell>
          <table:table-cell office:value-type="string">
            <text:p>Jr</text:p>
          </table:table-cell>
          <table:table-cell office:value-type="string">
            <text:p>Jump</text:p>
          </table:table-cell>
          <table:table-cell office:value-type="string">
            <text:p>MemRead</text:p>
          </table:table-cell>
          <table:table-cell office:value-type="string">
            <text:p>MemToReg</text:p>
          </table:table-cell>
          <table:table-cell office:value-type="string">
            <text:p>MemWrite</text:p>
          </table:table-cell>
          <table:table-cell office:value-type="string">
            <text:p>RegDest</text:p>
          </table:table-cell>
          <table:table-cell office:value-type="string">
            <text:p>RegWrite</text:p>
          </table:table-cell>
          <table:table-cell table:number-columns-repeated="1004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es</meta:initial-creator>
    <dc:creator>Alex Stuart</dc:creator>
    <meta:editing-cycles>1</meta:editing-cycles>
    <meta:creation-date>2015-10-18T20:49:31</meta:creation-date>
    <dc:date>2015-10-22T14:01:05</dc:date>
    <dc:language>en-US</dc:language>
    <meta:editing-duration>P0D</meta:editing-duration>
    <meta:generator>LibreOffice/3.5$Linux_X86_64 LibreOffice_project/350m1$Build-2</meta:generator>
    <meta:document-statistic meta:table-count="1" meta:cell-count="51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